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OrgSrcBlock" style:list-style-name="OrgNumberedList">
      <style:text-properties fo:font-size="10pt" fo:background-color="transparent" style:font-size-asian="10pt" style:font-size-complex="10pt"/>
    </style:style>
    <style:style style:name="P3" style:family="paragraph" style:parent-style-name="OrgSrcBlockLastLine" style:list-style-name="OrgNumberedList">
      <style:text-properties fo:font-size="10pt" fo:background-color="transparent" style:font-size-asian="10pt" style:font-size-complex="10pt"/>
    </style:style>
    <style:style style:name="P4" style:family="paragraph" style:parent-style-name="Text_20_body" style:list-style-name="OrgNumberedList"/>
    <style:style style:name="P5" style:family="paragraph" style:parent-style-name="Text_20_body">
      <style:text-properties fo:font-size="10pt" style:font-size-asian="10pt" style:font-size-complex="10pt"/>
    </style:style>
    <style:style style:name="P6" style:family="paragraph" style:parent-style-name="Text_20_body" style:list-style-name="OrgNumberedList">
      <style:text-properties fo:font-size="10pt" style:font-size-asian="10pt" style:font-size-complex="10pt"/>
    </style:style>
    <style:style style:name="T1" style:family="text">
      <style:text-properties officeooo:rsid="00056d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6d0a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6d0a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056d0a" style:font-size-asian="10pt" style:font-size-complex="10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056d0a" style:font-size-asian="11pt" style:font-size-complex="11pt"/>
    </style:style>
    <style:style style:name="T10" style:family="text">
      <style:text-properties fo:font-size="11pt" fo:font-weight="bold" officeooo:rsid="00056d0a" style:font-size-asian="11pt" style:font-weight-asian="bold" style:font-size-complex="11pt" style:font-weight-complex="bold"/>
    </style:style>
    <style:style style:name="T11" style:family="text">
      <style:text-properties fo:font-size="11pt" fo:font-weight="normal" officeooo:rsid="00056d0a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Text_20_body"><text:bookmark-start text:name="OrgXref.org2689d49"/><text:bookmark-end text:name="OrgXref.org2689d49"/>S<text:span text:style-name="T8">olve these three exercises in class using only pen and paper. When you're done, implement and test the code, and then grade yourself on a scale from 0 to 100. <text:s/></text:span><text:span text:style-name="T10">Optionally, </text:span><text:span text:style-name="T11">s</text:span><text:span text:style-name="T9">ubmit with your name &amp; date.</text:span></text:p>
      <text:list xml:id="list3733097759" text:style-name="OrgNumberedList">
        <text:list-item>
          <text:p text:style-name="P4"><text:span text:style-name="T6">Write a declaration of an array named </text:span><text:span text:style-name="OrgCode"><text:span text:style-name="T6">weekend</text:span></text:span><text:span text:style-name="T6"> containing seven </text:span><text:span text:style-name="OrgCode"><text:span text:style-name="T6">bool</text:span></text:span><text:span text:style-name="T6"> values. Include an initializer that makes the first and last values </text:span><text:span text:style-name="OrgCode"><text:span text:style-name="T6">true</text:span></text:span><text:span text:style-name="T6">; all other values should be </text:span><text:span text:style-name="OrgCode"><text:span text:style-name="T6">false</text:span></text:span><text:span text:style-name="T6">, and print the array. </text:span></text:p>
          <text:p text:style-name="P4"><text:span text:style-name="Emphasis"><text:span text:style-name="T6">Tip: to get the </text:span></text:span><text:span text:style-name="Emphasis"><text:span text:style-name="OrgCode"><text:span text:style-name="T6">bool</text:span></text:span></text:span><text:span text:style-name="Emphasis"><text:span text:style-name="T6"> type, you can include the </text:span></text:span><text:span text:style-name="Emphasis"><text:span text:style-name="OrgCode"><text:span text:style-name="T6">stdbool.h</text:span></text:span></text:span><text:span text:style-name="Emphasis"><text:span text:style-name="T6"> file.</text:span></text:span><text:span text:style-name="T6"> 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32453769261801" text:continue-numbering="true" text:style-name="OrgNumberedList">
        <text:list-item>
          <text:p text:style-name="P4"><text:span text:style-name="T6">The Fibonacci numbers are 0,1,1,2,3,4,5,13,… where each number is the sum of the two preceding numbers. Write a program that declares an array named </text:span><text:span text:style-name="OrgCode"><text:span text:style-name="T6">fib</text:span></text:span><text:span text:style-name="T6"> of length </text:span><text:span text:style-name="OrgCode"><text:span text:style-name="T6">20</text:span></text:span><text:span text:style-name="T6">, fills the array with the first 20 Fibonacci numbers, and prints the array. </text:span></text:p>
          <text:p text:style-name="P4"><text:span text:style-name="Emphasis"><text:span text:style-name="T6">Tip: Initialize the first two Fibonacci numbers as 1.</text:span></text:span><text:span text:style-name="T6"> 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32452169475156" text:continue-numbering="true" text:style-name="OrgNumberedList">
        <text:list-item>
          <text:p text:style-name="P6">Initialize a 2 x 2 identity matrix and print it: </text:p>
          <text:p text:style-name="P2">1 0</text:p>
          <text:p text:style-name="P3">0 1</text:p>
          <text:p text:style-name="P4"><text:span text:style-name="Emphasis"><text:span text:style-name="T6">Hint:</text:span></text:span><text:span text:style-name="T6"> A two-dimensional array </text:span><text:span text:style-name="OrgCode"><text:span text:style-name="T6">a</text:span></text:span><text:span text:style-name="T6"> is defined as </text:span><text:span text:style-name="OrgCode"><text:span text:style-name="T6">a[M][N]</text:span></text:span><text:span text:style-name="T6">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 style:parent-style-name="OrgSrcBlock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000000" draw:opacity="100%"/>
      <style:paragraph-properties fo:background-color="#000000" fo:padding="0.0193in" fo:border="0.51pt solid #000000" style:shadow="none"/>
      <style:text-properties fo:color="#f6f3e8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056d0a" style:font-size-asian="10pt" style:font-size-complex="10pt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s/><text:span text:style-name="MT1">Name: _____________________________________<text:tab/><text:tab/>Grade (0-100): _______</text:span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us Birkenkrahe</meta:initial-creator>
    <dc:date>2024-09-18T23:24:51.755203926</dc:date>
    <meta:creation-date>2024-09-18T23:18:43</meta:creation-date>
    <meta:generator>LibreOffice/7.3.7.2$Linux_X86_64 LibreOffice_project/30$Build-2</meta:generator>
    <meta:keyword/>
    <dc:subject/>
    <dc:title>Arrays</dc:title>
    <meta:editing-duration>PT5M36S</meta:editing-duration>
    <meta:editing-cycles>1</meta:editing-cycles>
    <meta:document-statistic meta:table-count="0" meta:image-count="0" meta:object-count="0" meta:page-count="1" meta:paragraph-count="13" meta:word-count="166" meta:character-count="945" meta:non-whitespace-character-count="786"/>
    <meta:user-defined meta:name="subtitle">CSC 240 - Data structures with C++ - Lyon College, FA24</meta:user-defined>
  </office:meta>
</office:document-meta>
</file>